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officeooo:paragraph-rsid="001ecdb0"/>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ecdb0"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officeooo:paragraph-rsid="001ecdb0"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weight="normal"/>
    </style:style>
    <style:style style:name="P8" style:family="paragraph" style:parent-style-name="Text_20_body">
      <style:paragraph-properties fo:margin-left="0.741cm" fo:margin-right="0cm" fo:margin-top="0cm" fo:margin-bottom="0cm" loext:contextual-spacing="false" fo:line-height="138%" fo:text-indent="-0.741cm" style:auto-text-indent="false"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paragraph-properties fo:margin-left="0cm" fo:margin-right="0cm" fo:margin-top="0cm" fo:margin-bottom="0cm" loext:contextual-spacing="false" fo:line-height="138%" fo:text-indent="0.741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left="0cm" fo:margin-right="0cm" fo:margin-top="0cm" fo:margin-bottom="0cm" loext:contextual-spacing="false" fo:line-height="138%" fo:text-align="justify" style:justify-single-word="false" fo:text-indent="0.741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1" style:family="paragraph" style:parent-style-name="Text_20_body">
      <style:paragraph-properties fo:margin-left="0cm" fo:margin-right="0cm" fo:margin-top="0cm" fo:margin-bottom="0cm" loext:contextual-spacing="false" fo:line-height="138%" fo:text-indent="0.741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paragraph-properties fo:margin-left="0cm" fo:margin-right="0cm" fo:margin-top="0cm" fo:margin-bottom="0cm" loext:contextual-spacing="false" fo:line-height="138%" fo:text-indent="0.741cm" style:auto-text-indent="false" style:writing-mode="lr-tb"/>
      <style:text-properties fo:font-weight="normal"/>
    </style:style>
    <style:style style:name="P13" style:family="paragraph" style:parent-style-name="Text_20_body">
      <style:paragraph-properties fo:margin-left="0cm" fo:margin-right="0cm" fo:margin-top="0cm" fo:margin-bottom="0cm" loext:contextual-spacing="false" fo:line-height="138%" fo:text-align="justify" style:justify-single-word="false" fo:text-indent="0.741cm" style:auto-text-indent="false" style:writing-mode="lr-tb"/>
      <style:text-properties fo:font-weight="normal"/>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style:font-name="Arial" fo:font-size="10pt" fo:font-style="normal" fo:font-weight="normal"/>
    </style:style>
    <style:style style:name="T7" style:family="text">
      <style:text-properties fo:font-weight="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egative capabilities is a concept introduced by the English poet, John Keats. Negative capability describes the ability to resist the urge to immediately identify an explanation or solution to a problem or situation, and instead to embrace uncertainty, doubt, and confusion.</text:p>
      <text:p text:style-name="Standard"/>
      <text:p text:style-name="Standard">Keats believed that some of the most profound human experiences are inexplicable, and that it is human nature to seek out explanations and answers to anything and everything. However, negative capability involves accepting that sometimes, there may be no immediate explanation or answer to a problem or situation at hand.</text:p>
      <text:p text:style-name="Standard"/>
      <text:p text:style-name="Standard">Negative capability involves being comfortable with ambiguity and uncertainty, and not feeling the need to constantly impose order on the world around us. It requires a person to embrace mystery, and to be comfortable with what they do not know or cannot understand.</text:p>
      <text:p text:style-name="Standard"/>
      <text:p text:style-name="Standard">The concept of negative capability also involves being able to tolerate and even appreciate contradictory emotions and experiences. Keats believed that the greatest artists possessed a kind of negative capability, where they were able to hold seemingly contradictory emotions within themselves, such as joy and sadness, without feeling the need to resolve the tension between those emotions.</text:p>
      <text:p text:style-name="Standard"/>
      <text:p text:style-name="Standard">Negative capability also requires a certain level of humility, as it acknowledges that there may be things that we do not know or cannot understand. Instead of feeling threatened by this possibility, negative capability involves embracing it and being open to learning and growth.</text:p>
      <text:p text:style-name="Standard"/>
      <text:p text:style-name="Standard">People with negative capability are often more imaginative and creative, as they are able to see beyond the surface of things and explore the deeper mysteries of life. They are more open to new experiences, and are less fearful of the unknown.</text:p>
      <text:p text:style-name="Standard"/>
      <text:p text:style-name="Standard">In a fast-paced, constantly changing world, negative capability can be a valuable trait to develop. By learning to embrace uncertainty and tolerate ambiguity, we can learn to navigate through life’s challenges with greater ease and resilience. Negative capability also allows us to embrace the complexity and richness of life, rather than always seeking simple solutions and explanations.</text:p>
      <text:p text:style-name="Standard"/>
      <text:p text:style-name="Standard">In conclusion, negative capability is the ability to embrace uncertainty, tolerate ambiguity, and resist the urge to impose order on the world around us. It involves being comfortable with what we do not know or cannot understand, and appreciating the mystery and complexity of life. Developing negative capability can lead to greater creativity, imagination, and resilience, and can help us navigate through life's challenges with greater ease and gr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2T19:14:31.357465583</meta:creation-date>
    <dc:date>2023-05-02T19:21:11.950076213</dc:date>
    <meta:editing-duration>PT6M40S</meta:editing-duration>
    <meta:editing-cycles>3</meta:editing-cycles>
    <meta:generator>LibreOffice/6.4.7.2$Linux_X86_64 LibreOffice_project/40$Build-2</meta:generator>
    <meta:document-statistic meta:table-count="0" meta:image-count="0" meta:object-count="0" meta:page-count="1" meta:paragraph-count="8" meta:word-count="403" meta:character-count="2619" meta:non-whitespace-character-count="2224"/>
  </office:meta>
</office:document-meta>
</file>